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officeooo:paragraph-rsid="00583b25"/>
    </style:style>
    <style:style style:name="P5" style:family="paragraph" style:parent-style-name="Standard">
      <style:paragraph-properties fo:text-align="center" style:justify-single-word="false"/>
      <style:text-properties fo:font-weight="bold" officeooo:rsid="00864c8b" officeooo:paragraph-rsid="0059d946" style:font-weight-asian="bold" style:font-weight-complex="bold"/>
    </style:style>
    <style:style style:name="P6" style:family="paragraph" style:parent-style-name="Table_20_Contents">
      <style:text-properties officeooo:rsid="005f4050" officeooo:paragraph-rsid="005f405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5e4a1a" style:font-weight-asian="bold" style:font-weight-complex="bold"/>
    </style:style>
    <style:style style:name="T4" style:family="text">
      <style:text-properties officeooo:rsid="0059d946"/>
    </style:style>
    <style:style style:name="T5" style:family="text">
      <style:text-properties officeooo:rsid="005d961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786740330928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Standard"/>
      <text:p text:style-name="P5">Software <text:span text:style-name="T4">de un</text:span> sistema informático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786740324400">
          <table:table-cell table:style-name="Tabla9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3. Indica los requisitos mínimos para instalar el sistema Red Hat Enterprise Linux <text:span text:style-name="T5">9.2</text:span></text:p>
          </table:table-cell>
        </table:table-row>
        <table:table-row table:style-name="TableLine2786740333376">
          <table:table-cell table:style-name="Tabla9.A2" table:number-columns-spanned="2" office:value-type="string">
            <text:p text:style-name="Table_20_Contents"/>
            <text:p text:style-name="P6">RAM: 1.5 GiB</text:p>
            <text:p text:style-name="P6">DISCO:10 GiB</text:p>
            <text:p text:style-name="Table_20_Contents"/>
          </table:table-cell>
          <table:covered-table-cell/>
        </table:table-row>
      </table:table>
      <text:p text:style-name="Text_20_body"/>
      <text:p text:style-name="Text_20_body"/>
      <text:p text:style-name="Text_20_body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0-16T21:36:08.824000000</dc:date>
    <meta:editing-duration>PT8H30M47S</meta:editing-duration>
    <meta:editing-cycles>146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8" meta:word-count="30" meta:character-count="185" meta:non-whitespace-character-count="161"/>
  </office:meta>
</office:document-meta>
</file>